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106cm" svg:stroke-color="#859900" draw:marker-start="" draw:marker-start-width="0.358cm" draw:marker-end="Symmetric_20_Arrow" draw:marker-end-width="0.4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dash" draw:stroke-dash="Ultrafine_20_Dashed" svg:stroke-width="0.212cm" svg:stroke-color="#eee8d5" draw:marker-start-width="0.518cm" draw:marker-end-width="0.518cm" draw:fill="none" draw:fill-color="#b58900" draw:textarea-horizontal-align="justify" draw:textarea-vertical-align="middle" draw:auto-grow-height="false" fo:min-height="1.938cm" fo:min-width="0.188cm" fo:padding-top="0.231cm" fo:padding-bottom="0.231cm" fo:padding-left="0.356cm" fo:padding-right="0.356cm"/>
    </style:style>
    <style:style style:name="gr3" style:family="graphic" style:parent-style-name="standard">
      <style:graphic-properties draw:stroke="dash" draw:stroke-dash="Fine_20_Dashed" svg:stroke-width="0.106cm" svg:stroke-color="#839496" draw:marker-start-width="0.359cm" draw:marker-end-width="0.359cm" draw:fill="none" draw:textarea-horizontal-align="justify" draw:textarea-vertical-align="middle" draw:auto-grow-height="false" fo:min-height="4.948cm" fo:min-width="7.314cm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106cm" svg:stroke-color="#d33682" draw:marker-start="" draw:marker-start-width="0.358cm" draw:marker-end="Triangle_20_unfilled" draw:marker-end-width="0.4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dc322f" draw:marker-start="" draw:marker-start-width="0.358cm" draw:marker-end="Circle_20_unfilled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2aa198" draw:marker-start="" draw:marker-start-width="0.358cm" draw:marker-end="Circle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solid" draw:stroke-dash="Ultrafine_20_Dashed" svg:stroke-width="0.106cm" svg:stroke-color="#cb4b16" draw:marker-start="" draw:marker-start-width="0.358cm" draw:marker-end="Square_20_unfilled" draw:marker-end-width="0.358cm" svg:stroke-opacity="100%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solid" draw:stroke-dash="Ultrafine_20_Dashed" svg:stroke-width="0.106cm" svg:stroke-color="#268bd2" draw:marker-start="" draw:marker-start-width="0.358cm" draw:marker-end="Square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0.983cm"/>
    </style:style>
    <style:style style:name="gr10" style:family="graphic" style:parent-style-name="standard">
      <style:graphic-properties draw:stroke="none" draw:fill-color="#93a1a1" draw:textarea-horizontal-align="justify" draw:textarea-vertical-align="middle" draw:auto-grow-height="false" fo:min-height="1.306cm" fo:min-width="1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7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8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4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6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3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4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1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7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2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1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1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9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7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7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9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47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5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6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38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9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195cm"/>
    </style:style>
    <style:style style:name="gr37" style:family="graphic" style:parent-style-name="standard">
      <style:graphic-properties draw:stroke="none" draw:fill="solid" draw:fill-color="#839496" draw:textarea-horizontal-align="justify" draw:textarea-vertical-align="middle" draw:auto-grow-height="false" fo:min-height="0.392cm" fo:min-width="0cm"/>
    </style:style>
    <style:style style:name="gr38" style:family="graphic" style:parent-style-name="standard">
      <style:graphic-properties draw:stroke="none" draw:fill-color="#839496" draw:textarea-horizontal-align="justify" draw:textarea-vertical-align="middle" draw:auto-grow-height="false" fo:min-height="0.143cm" fo:min-width="0.301cm"/>
    </style:style>
    <style:style style:name="gr39" style:family="graphic" style:parent-style-name="standard">
      <style:graphic-properties draw:stroke="dash" draw:stroke-dash="Ultrafine_20_Dashed" svg:stroke-width="0.212cm" svg:stroke-color="#eee8d5" draw:marker-start-width="0.518cm" draw:marker-end-width="0.518cm" draw:fill="none" draw:fill-color="#b58900" draw:textarea-horizontal-align="justify" draw:textarea-vertical-align="middle" draw:auto-grow-height="false" fo:min-height="0.604cm" fo:min-width="0cm" fo:padding-top="0.231cm" fo:padding-bottom="0.231cm" fo:padding-left="0.356cm" fo:padding-right="0.356cm"/>
    </style:style>
    <style:style style:name="gr40" style:family="graphic" style:parent-style-name="standard">
      <style:graphic-properties draw:stroke="none" draw:fill-color="#93a1a1" draw:textarea-horizontal-align="justify" draw:textarea-vertical-align="middle" draw:auto-grow-height="false" fo:min-height="0.539cm" fo:min-width="0.289cm"/>
    </style:style>
    <style:style style:name="P1" style:family="paragraph">
      <loext:graphic-properties draw:fill="none"/>
      <style:paragraph-properties fo:text-align="center"/>
      <style:text-properties fo:color="#d33682" fo:language="en" fo:country="US"/>
    </style:style>
    <style:style style:name="P2" style:family="paragraph">
      <loext:graphic-properties draw:fill="none" draw:fill-color="#b58900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color="#cb4b16" fo:language="en" fo:country="US"/>
    </style:style>
    <style:style style:name="P5" style:family="paragraph">
      <loext:graphic-properties draw:fill="none"/>
      <style:paragraph-properties fo:text-align="center"/>
      <style:text-properties fo:color="#2aa198" fo:language="en" fo:country="US"/>
    </style:style>
    <style:style style:name="P6" style:family="paragraph">
      <loext:graphic-properties draw:fill="none" draw:fill-color="#ffffff"/>
      <style:text-properties fo:color="#839496" style:font-name="Aller Display" fo:font-size="24pt" fo:language="en" fo:country="US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-color="#93a1a1"/>
      <style:paragraph-properties fo:text-align="center"/>
      <style:text-properties fo:color="#fdf6e3" style:font-name="Aller Light" fo:font-size="22pt" fo:language="en" fo:country="US" style:font-size-asian="22pt" style:font-size-complex="22pt"/>
    </style:style>
    <style:style style:name="P9" style:family="paragraph">
      <loext:graphic-properties draw:fill="none" draw:fill-color="#ffffff"/>
      <style:text-properties fo:color="#2aa198" style:font-name="Aller" fo:font-size="11pt" fo:language="en" fo:country="US" style:font-size-asian="11pt" style:font-size-complex="11pt"/>
    </style:style>
    <style:style style:name="P10" style:family="paragraph">
      <loext:graphic-properties draw:fill="none" draw:fill-color="#ffffff"/>
      <style:text-properties fo:color="#2aa198" style:font-name="Aller Light" fo:font-size="14pt" fo:language="en" fo:country="US" style:font-size-asian="14pt" style:font-size-complex="14pt"/>
    </style:style>
    <style:style style:name="P11" style:family="paragraph">
      <loext:graphic-properties draw:fill="none" draw:fill-color="#ffffff"/>
      <style:text-properties fo:color="#859900" style:font-name="Aller Light" fo:font-size="14pt" fo:language="en" fo:country="US" style:font-size-asian="14pt" style:font-size-complex="14pt"/>
    </style:style>
    <style:style style:name="P12" style:family="paragraph">
      <loext:graphic-properties draw:fill="none" draw:fill-color="#ffffff"/>
      <style:text-properties fo:color="#268bd2" style:font-name="Aller Light" fo:font-size="14pt" fo:language="en" fo:country="US" style:font-size-asian="14pt" style:font-size-complex="14pt"/>
    </style:style>
    <style:style style:name="P13" style:family="paragraph">
      <loext:graphic-properties draw:fill="none" draw:fill-color="#ffffff"/>
      <style:text-properties fo:color="#cb4b16" style:font-name="Aller Light" fo:font-size="14pt" fo:language="en" fo:country="US" style:font-size-asian="14pt" style:font-size-complex="14pt"/>
    </style:style>
    <style:style style:name="P14" style:family="paragraph">
      <loext:graphic-properties draw:fill="none" draw:fill-color="#ffffff"/>
      <style:text-properties fo:color="#dc322f" style:font-name="Aller Light" fo:font-size="14pt" fo:language="en" fo:country="US" style:font-size-asian="14pt" style:font-size-complex="14pt"/>
    </style:style>
    <style:style style:name="P15" style:family="paragraph">
      <loext:graphic-properties draw:fill="none" draw:fill-color="#ffffff"/>
      <style:text-properties fo:color="#d33682" style:font-name="Aller Light" fo:font-size="14pt" fo:language="en" fo:country="US" style:font-size-asian="14pt" style:font-size-complex="14pt"/>
    </style:style>
    <style:style style:name="P16" style:family="paragraph">
      <loext:graphic-properties draw:fill="none" draw:fill-color="#ffffff"/>
      <style:text-properties fo:color="#859900" style:font-name="Aller"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color="#cb4b16" style:font-name="Aller"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text-properties fo:color="#dc322f" style:font-name="Aller" fo:font-size="11pt" fo:language="en" fo:country="US" style:font-size-asian="11pt" style:font-size-complex="11pt"/>
    </style:style>
    <style:style style:name="P19" style:family="paragraph">
      <loext:graphic-properties draw:fill="none" draw:fill-color="#ffffff"/>
      <style:text-properties fo:color="#d33682" style:font-name="Aller" fo:font-size="11pt" fo:language="en" fo:country="US" style:font-size-asian="11pt" style:font-size-complex="11pt"/>
    </style:style>
    <style:style style:name="P20" style:family="paragraph">
      <loext:graphic-properties draw:fill="none" draw:fill-color="#ffffff"/>
      <style:text-properties fo:color="#268bd2" style:font-name="Aller" fo:font-size="11pt" fo:language="en" fo:country="US" style:font-size-asian="11pt" style:font-size-complex="11pt"/>
    </style:style>
    <style:style style:name="P21" style:family="paragraph">
      <loext:graphic-properties draw:fill="none" draw:fill-color="#ffffff"/>
      <style:text-properties fo:color="#b58900" style:font-name="Aller" fo:font-size="11pt" fo:language="en" fo:country="US" style:font-size-asian="11pt" style:font-size-complex="11pt"/>
    </style:style>
    <style:style style:name="P22" style:family="paragraph">
      <loext:graphic-properties draw:fill="solid" draw:fill-color="#839496"/>
      <style:paragraph-properties fo:text-align="center"/>
      <style:text-properties fo:font-weight="bold"/>
    </style:style>
    <style:style style:name="P23" style:family="paragraph">
      <loext:graphic-properties draw:fill-color="#839496"/>
      <style:paragraph-properties fo:text-align="center"/>
      <style:text-properties fo:font-weight="bold"/>
    </style:style>
    <style:style style:name="P24" style:family="paragraph">
      <loext:graphic-properties draw:fill="none" draw:fill-color="#ffffff"/>
      <style:text-properties fo:color="#073642" style:font-name="Aller Display" fo:font-size="24pt" fo:language="en" fo:country="US" style:font-size-asian="24pt" style:font-size-complex="24pt"/>
    </style:style>
    <style:style style:name="P25" style:family="paragraph">
      <loext:graphic-properties draw:fill-color="#93a1a1"/>
      <style:paragraph-properties fo:text-align="center"/>
      <style:text-properties fo:color="#002b36" style:font-name="Aller Light" fo:font-size="22pt" fo:language="en" fo:country="US" style:font-size-asian="22pt" style:font-size-complex="22pt"/>
    </style:style>
    <style:style style:name="T1" style:family="text">
      <style:text-properties fo:color="#839496" style:font-name="Aller Display" fo:font-size="24pt" fo:language="en" fo:country="US" style:font-size-asian="24pt" style:font-size-complex="24pt"/>
    </style:style>
    <style:style style:name="T2" style:family="text">
      <style:text-properties fo:color="#fdf6e3" style:font-name="Aller Light" fo:font-size="22pt" fo:language="en" fo:country="US" style:font-size-asian="22pt" style:font-size-complex="22pt"/>
    </style:style>
    <style:style style:name="T3" style:family="text">
      <style:text-properties fo:color="#2aa198" style:font-name="Aller" fo:font-size="11pt" fo:language="en" fo:country="US" style:font-size-asian="11pt" style:font-size-complex="11pt"/>
    </style:style>
    <style:style style:name="T4" style:family="text">
      <style:text-properties fo:color="#2aa198" style:font-name="Aller Light" fo:font-size="14pt" fo:language="en" fo:country="US" style:font-size-asian="14pt" style:font-size-complex="14pt"/>
    </style:style>
    <style:style style:name="T5" style:family="text">
      <style:text-properties fo:color="#859900" style:font-name="Aller Light" fo:font-size="14pt" fo:language="en" fo:country="US" style:font-size-asian="14pt" style:font-size-complex="14pt"/>
    </style:style>
    <style:style style:name="T6" style:family="text">
      <style:text-properties fo:color="#268bd2" style:font-name="Aller Light" fo:font-size="14pt" fo:language="en" fo:country="US" style:font-size-asian="14pt" style:font-size-complex="14pt"/>
    </style:style>
    <style:style style:name="T7" style:family="text">
      <style:text-properties fo:color="#cb4b16" style:font-name="Aller Light" fo:font-size="14pt" fo:language="en" fo:country="US" style:font-size-asian="14pt" style:font-size-complex="14pt"/>
    </style:style>
    <style:style style:name="T8" style:family="text">
      <style:text-properties fo:color="#dc322f" style:font-name="Aller Light" fo:font-size="14pt" fo:language="en" fo:country="US" style:font-size-asian="14pt" style:font-size-complex="14pt"/>
    </style:style>
    <style:style style:name="T9" style:family="text">
      <style:text-properties fo:color="#d33682" style:font-name="Aller Light" fo:font-size="14pt" fo:language="en" fo:country="US" style:font-size-asian="14pt" style:font-size-complex="14pt"/>
    </style:style>
    <style:style style:name="T10" style:family="text">
      <style:text-properties fo:color="#859900" style:font-name="Aller" fo:font-size="11pt" fo:language="en" fo:country="US" style:font-size-asian="11pt" style:font-size-complex="11pt"/>
    </style:style>
    <style:style style:name="T11" style:family="text">
      <style:text-properties fo:color="#cb4b16" style:font-name="Aller" fo:font-size="11pt" fo:language="en" fo:country="US" style:font-size-asian="11pt" style:font-size-complex="11pt"/>
    </style:style>
    <style:style style:name="T12" style:family="text">
      <style:text-properties fo:color="#dc322f" style:font-name="Aller" fo:font-size="11pt" fo:language="en" fo:country="US" style:font-size-asian="11pt" style:font-size-complex="11pt"/>
    </style:style>
    <style:style style:name="T13" style:family="text">
      <style:text-properties fo:color="#d33682" style:font-name="Aller" fo:font-size="11pt" fo:language="en" fo:country="US" style:font-size-asian="11pt" style:font-size-complex="11pt"/>
    </style:style>
    <style:style style:name="T14" style:family="text">
      <style:text-properties fo:color="#268bd2" style:font-name="Aller" fo:font-size="11pt" fo:language="en" fo:country="US" style:font-size-asian="11pt" style:font-size-complex="11pt"/>
    </style:style>
    <style:style style:name="T15" style:family="text">
      <style:text-properties fo:color="#b58900" style:font-name="Aller" fo:font-size="11pt" fo:language="en" fo:country="US" style:font-size-asian="11pt" style:font-size-complex="11pt"/>
    </style:style>
    <style:style style:name="T16" style:family="text">
      <style:text-properties fo:color="#073642" style:font-name="Aller Display" fo:font-size="24pt" fo:language="en" fo:country="US" style:font-size-asian="24pt" style:font-size-complex="24pt"/>
    </style:style>
    <style:style style:name="T17" style:family="text">
      <style:text-properties fo:color="#586e75" style:font-name="Aller Display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528cm" svg:y1="7.2cm" svg:x2="12.485cm" svg:y2="6.581cm">
              <text:p/>
            </draw:line>
            <draw:line draw:style-name="gr1" draw:text-style-name="P1" draw:layer="layout" svg:x1="12.3cm" svg:y1="6.7cm" svg:x2="13.443cm" svg:y2="5.962cm">
              <text:p/>
            </draw:line>
            <draw:line draw:style-name="gr1" draw:text-style-name="P1" draw:layer="layout" svg:x1="13.2cm" svg:y1="6.118cm" svg:x2="14.4cm" svg:y2="5.342cm">
              <text:p/>
            </draw:line>
          </draw:g>
          <draw:custom-shape draw:style-name="gr2" draw:text-style-name="P2" draw:layer="layout" svg:width="0.9cm" svg:height="2.4cm" svg:x="10.15cm" svg:y="4.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11.2cm" svg:height="7.5cm" svg:x="5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1" draw:layer="layout" svg:x1="9.7cm" svg:y1="8.242cm" svg:x2="8.743cm" svg:y2="8.861cm">
              <text:p/>
            </draw:line>
            <draw:line draw:style-name="gr4" draw:text-style-name="P1" draw:layer="layout" svg:x1="8.742cm" svg:y1="8.861cm" svg:x2="7.785cm" svg:y2="9.48cm">
              <text:p/>
            </draw:line>
            <draw:line draw:style-name="gr4" draw:text-style-name="P1" draw:layer="layout" svg:x1="7.785cm" svg:y1="9.481cm" svg:x2="6.828cm" svg:y2="10.1cm">
              <text:p/>
            </draw:line>
          </draw:g>
          <draw:g>
            <draw:line draw:style-name="gr5" draw:text-style-name="P4" draw:layer="layout" svg:x1="9.5cm" svg:y1="7.8cm" svg:x2="8.4cm" svg:y2="7.8cm">
              <text:p/>
            </draw:line>
            <draw:line draw:style-name="gr5" draw:text-style-name="P4" draw:layer="layout" svg:x1="8.412cm" svg:y1="7.8cm" svg:x2="7.312cm" svg:y2="7.8cm">
              <text:p/>
            </draw:line>
            <draw:line draw:style-name="gr5" draw:text-style-name="P4" draw:layer="layout" svg:x1="7.324cm" svg:y1="7.8cm" svg:x2="6.224cm" svg:y2="7.8cm">
              <text:p/>
            </draw:line>
            <draw:line draw:style-name="gr5" draw:text-style-name="P4" draw:layer="layout" svg:x1="6.236cm" svg:y1="7.8cm" svg:x2="5.136cm" svg:y2="7.8cm">
              <text:p/>
            </draw:line>
          </draw:g>
          <draw:g>
            <draw:line draw:style-name="gr6" draw:text-style-name="P5" draw:layer="layout" svg:x1="11.6cm" svg:y1="7.8cm" svg:x2="12.7cm" svg:y2="7.8cm">
              <text:p/>
            </draw:line>
            <draw:line draw:style-name="gr6" draw:text-style-name="P5" draw:layer="layout" svg:x1="12.688cm" svg:y1="7.8cm" svg:x2="13.788cm" svg:y2="7.8cm">
              <text:p/>
            </draw:line>
            <draw:line draw:style-name="gr6" draw:text-style-name="P5" draw:layer="layout" svg:x1="13.776cm" svg:y1="7.8cm" svg:x2="14.876cm" svg:y2="7.8cm">
              <text:p/>
            </draw:line>
            <draw:line draw:style-name="gr6" draw:text-style-name="P5" draw:layer="layout" svg:x1="14.864cm" svg:y1="7.8cm" svg:x2="15.964cm" svg:y2="7.8cm">
              <text:p/>
            </draw:line>
          </draw:g>
          <draw:g>
            <draw:line draw:style-name="gr7" draw:text-style-name="P3" draw:layer="layout" svg:x1="9.7cm" svg:y1="7.2cm" svg:x2="8.743cm" svg:y2="6.581cm">
              <text:p/>
            </draw:line>
            <draw:line draw:style-name="gr7" draw:text-style-name="P3" draw:layer="layout" svg:x1="8.742cm" svg:y1="6.58cm" svg:x2="7.785cm" svg:y2="5.961cm">
              <text:p/>
            </draw:line>
            <draw:line draw:style-name="gr7" draw:text-style-name="P3" draw:layer="layout" svg:x1="7.785cm" svg:y1="5.961cm" svg:x2="6.828cm" svg:y2="5.342cm">
              <text:p/>
            </draw:line>
          </draw:g>
          <draw:g>
            <draw:line draw:style-name="gr8" draw:text-style-name="P5" draw:layer="layout" svg:x1="11.528cm" svg:y1="8.242cm" svg:x2="12.485cm" svg:y2="8.861cm">
              <text:p/>
            </draw:line>
            <draw:line draw:style-name="gr8" draw:text-style-name="P5" draw:layer="layout" svg:x1="12.486cm" svg:y1="8.862cm" svg:x2="13.443cm" svg:y2="9.481cm">
              <text:p/>
            </draw:line>
            <draw:line draw:style-name="gr8" draw:text-style-name="P5" draw:layer="layout" svg:x1="13.443cm" svg:y1="9.481cm" svg:x2="14.4cm" svg:y2="10.1cm">
              <text:p/>
            </draw:line>
          </draw:g>
          <draw:frame draw:style-name="gr9" draw:text-style-name="P6" draw:layer="layout" svg:width="3.6cm" svg:height="1.233cm" svg:x="8.8cm" svg:y="11.367cm">
            <draw:text-box>
              <text:p><text:span text:style-name="T1">Qu</text:span><text:span text:style-name="T1">ali</text:span><text:span text:style-name="T1">ty</text:span></text:p>
            </draw:text-box>
          </draw:frame>
          <draw:custom-shape draw:style-name="gr10" draw:text-style-name="P8" draw:layer="layout" svg:width="2.2cm" svg:height="2.2cm" svg:x="9.5cm" svg:y="6.7cm">
            <text:p text:style-name="P7"><text:span text:style-name="T2">Spee</text:span><text:span text:style-name="T2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2.255cm" svg:height="0.712cm" svg:x="11.445cm" svg:y="7.788cm">
            <draw:text-box>
              <text:p><text:span text:style-name="T3">Grou</text:span><text:span text:style-name="T3">nded</text:span></text:p>
            </draw:text-box>
          </draw:frame>
          <draw:frame draw:style-name="gr12" draw:text-style-name="P9" draw:layer="layout" svg:width="2.365cm" svg:height="0.712cm" svg:x="13.588cm" svg:y="7.788cm">
            <draw:text-box>
              <text:p><text:span text:style-name="T3">Quan</text:span><text:span text:style-name="T3">tified</text:span></text:p>
            </draw:text-box>
          </draw:frame>
          <draw:frame draw:style-name="gr13" draw:text-style-name="P9" draw:layer="layout" svg:width="1.958cm" svg:height="0.712cm" svg:x="14.3cm" svg:y="7.088cm">
            <draw:text-box>
              <text:p><text:span text:style-name="T3">Abstr</text:span><text:span text:style-name="T3">act</text:span></text:p>
            </draw:text-box>
          </draw:frame>
          <draw:frame draw:style-name="gr14" draw:text-style-name="P10" draw:layer="layout" svg:width="3.2cm" svg:height="0.835cm" svg:x="16.2cm" svg:y="7.383cm">
            <draw:text-box>
              <text:p><text:span text:style-name="T4">Expr</text:span><text:span text:style-name="T4">essi</text:span><text:span text:style-name="T4">vity</text:span></text:p>
            </draw:text-box>
          </draw:frame>
          <draw:frame draw:style-name="gr15" draw:text-style-name="P11" draw:layer="layout" svg:width="1.759cm" svg:height="0.84cm" svg:x="14.6cm" svg:y="4.45cm">
            <draw:text-box>
              <text:p><text:span text:style-name="T5">Ord</text:span><text:span text:style-name="T5">er</text:span></text:p>
            </draw:text-box>
          </draw:frame>
          <draw:frame draw:style-name="gr16" draw:text-style-name="P12" draw:layer="layout" svg:width="2.123cm" svg:height="0.84cm" svg:x="14.6cm" svg:y="10.21cm">
            <draw:text-box>
              <text:p><text:span text:style-name="T6">Crit</text:span><text:span text:style-name="T6">eria</text:span></text:p>
            </draw:text-box>
          </draw:frame>
          <draw:frame draw:style-name="gr17" draw:text-style-name="P13" draw:layer="layout" svg:width="2.4cm" svg:height="0.84cm" svg:x="4.3cm" svg:y="4.45cm">
            <draw:text-box>
              <text:p><text:span text:style-name="T7">Itera</text:span><text:span text:style-name="T7">tion</text:span></text:p>
            </draw:text-box>
          </draw:frame>
          <draw:frame draw:style-name="gr18" draw:text-style-name="P14" draw:layer="layout" svg:width="1.827cm" svg:height="0.929cm" svg:x="3cm" svg:y="7.336cm">
            <draw:text-box>
              <text:p><text:span text:style-name="T8">Spa</text:span><text:span text:style-name="T8">ce</text:span></text:p>
            </draw:text-box>
          </draw:frame>
          <draw:frame draw:style-name="gr19" draw:text-style-name="P15" draw:layer="layout" svg:width="1.984cm" svg:height="0.84cm" svg:x="4.716cm" svg:y="10.21cm">
            <draw:text-box>
              <text:p><text:span text:style-name="T9">Timi</text:span><text:span text:style-name="T9">ng</text:span></text:p>
            </draw:text-box>
          </draw:frame>
          <draw:frame draw:style-name="gr20" draw:text-style-name="P9" draw:layer="layout" svg:width="1.628cm" svg:height="0.712cm" svg:x="12.8cm" svg:y="7.088cm">
            <draw:text-box>
              <text:p><text:span text:style-name="T3">Lifted</text:span></text:p>
            </draw:text-box>
          </draw:frame>
          <draw:frame draw:style-name="gr21" draw:text-style-name="P16" draw:layer="layout" svg:width="2.221cm" svg:height="0.712cm" svg:x="12.3cm" svg:y="6.4cm">
            <draw:text-box>
              <text:p><text:span text:style-name="T10">Sequ</text:span><text:span text:style-name="T10">ence</text:span></text:p>
            </draw:text-box>
          </draw:frame>
          <draw:frame draw:style-name="gr22" draw:text-style-name="P17" draw:layer="layout" svg:width="1.721cm" svg:height="0.712cm" svg:x="7.2cm" svg:y="6.4cm">
            <draw:text-box>
              <text:p><text:span text:style-name="T11">Direct</text:span></text:p>
            </draw:text-box>
          </draw:frame>
          <draw:frame draw:style-name="gr23" draw:text-style-name="P17" draw:layer="layout" svg:width="1.62cm" svg:height="0.712cm" svg:x="6.288cm" svg:y="5.844cm">
            <draw:text-box>
              <text:p><text:span text:style-name="T11">Refin</text:span><text:span text:style-name="T11">e</text:span></text:p>
            </draw:text-box>
          </draw:frame>
          <draw:frame draw:style-name="gr24" draw:text-style-name="P17" draw:layer="layout" svg:width="1.632cm" svg:height="0.712cm" svg:x="6.9cm" svg:y="4.8cm">
            <draw:text-box>
              <text:p><text:span text:style-name="T11">Repai</text:span><text:span text:style-name="T11">r</text:span></text:p>
            </draw:text-box>
          </draw:frame>
          <draw:frame draw:style-name="gr25" draw:text-style-name="P18" draw:layer="layout" svg:width="1.624cm" svg:height="0.712cm" svg:x="7.772cm" svg:y="7.788cm">
            <draw:text-box>
              <text:p><text:span text:style-name="T12">Actio</text:span><text:span text:style-name="T12">n</text:span></text:p>
            </draw:text-box>
          </draw:frame>
          <draw:frame draw:style-name="gr20" draw:text-style-name="P18" draw:layer="layout" svg:width="1.628cm" svg:height="0.712cm" svg:x="6.7cm" svg:y="7.088cm">
            <draw:text-box>
              <text:p><text:span text:style-name="T12">Local</text:span></text:p>
            </draw:text-box>
          </draw:frame>
          <draw:frame draw:style-name="gr26" draw:text-style-name="P18" draw:layer="layout" svg:width="1.438cm" svg:height="0.712cm" svg:x="5.672cm" svg:y="7.788cm">
            <draw:text-box>
              <text:p><text:span text:style-name="T12">Tasks</text:span></text:p>
            </draw:text-box>
          </draw:frame>
          <draw:frame draw:style-name="gr27" draw:text-style-name="P18" draw:layer="layout" svg:width="1.264cm" svg:height="0.712cm" svg:x="4.9cm" svg:y="7.088cm">
            <draw:text-box>
              <text:p><text:span text:style-name="T12">Plan</text:span></text:p>
            </draw:text-box>
          </draw:frame>
          <draw:frame draw:style-name="gr28" draw:text-style-name="P19" draw:layer="layout" svg:width="2.208cm" svg:height="0.712cm" svg:x="5.892cm" svg:y="8.794cm">
            <draw:text-box>
              <text:p><text:span text:style-name="T13">Com</text:span><text:span text:style-name="T13">plete</text:span></text:p>
            </draw:text-box>
          </draw:frame>
          <draw:frame draw:style-name="gr29" draw:text-style-name="P19" draw:layer="layout" svg:width="2.445cm" svg:height="0.712cm" svg:x="8.655cm" svg:y="8.794cm">
            <draw:text-box>
              <text:p><text:span text:style-name="T13">Anyti</text:span><text:span text:style-name="T13">me</text:span></text:p>
            </draw:text-box>
          </draw:frame>
          <draw:frame draw:style-name="gr30" draw:text-style-name="P20" draw:layer="layout" svg:width="1.928cm" svg:height="0.708cm" svg:x="10.972cm" svg:y="8.796cm">
            <draw:text-box>
              <text:p><text:span text:style-name="T14">Quali</text:span><text:span text:style-name="T14">ty</text:span></text:p>
            </draw:text-box>
          </draw:frame>
          <draw:frame draw:style-name="gr31" draw:text-style-name="P20" draw:layer="layout" svg:width="1.979cm" svg:height="0.712cm" svg:x="13.321cm" svg:y="8.794cm">
            <draw:text-box>
              <text:p><text:span text:style-name="T14">Stabil</text:span><text:span text:style-name="T14">ity</text:span></text:p>
            </draw:text-box>
          </draw:frame>
          <draw:frame draw:style-name="gr28" draw:text-style-name="P20" draw:layer="layout" svg:width="2.208cm" svg:height="0.712cm" svg:x="12.1cm" svg:y="9.744cm">
            <draw:text-box>
              <text:p><text:span text:style-name="T14">Diver</text:span><text:span text:style-name="T14">sity</text:span></text:p>
            </draw:text-box>
          </draw:frame>
          <draw:frame draw:style-name="gr32" draw:text-style-name="P19" draw:layer="layout" svg:width="2.077cm" svg:height="0.712cm" svg:x="7.1cm" svg:y="9.744cm">
            <draw:text-box>
              <text:p><text:span text:style-name="T13">Opti</text:span><text:span text:style-name="T13">mal</text:span></text:p>
            </draw:text-box>
          </draw:frame>
          <draw:frame draw:style-name="gr24" draw:text-style-name="P16" draw:layer="layout" svg:width="1.632cm" svg:height="0.712cm" svg:x="13.3cm" svg:y="5.844cm">
            <draw:text-box>
              <text:p><text:span text:style-name="T10">Partia</text:span><text:span text:style-name="T10">l</text:span></text:p>
            </draw:text-box>
          </draw:frame>
          <draw:frame draw:style-name="gr33" draw:text-style-name="P16" draw:layer="layout" svg:width="2.136cm" svg:height="0.712cm" svg:x="12.1cm" svg:y="4.8cm">
            <draw:text-box>
              <text:p><text:span text:style-name="T10">Temp</text:span><text:span text:style-name="T10">oral</text:span></text:p>
            </draw:text-box>
          </draw:frame>
          <draw:frame draw:style-name="gr34" draw:text-style-name="P21" draw:layer="layout" svg:width="2.881cm" svg:height="0.712cm" svg:x="9.16cm" svg:y="5.9cm">
            <draw:text-box>
              <text:p><text:span text:style-name="T15">Deter</text:span><text:span text:style-name="T15">minis</text:span><text:span text:style-name="T15">tic</text:span></text:p>
            </draw:text-box>
          </draw:frame>
          <draw:frame draw:style-name="gr35" draw:text-style-name="P21" draw:layer="layout" svg:width="2.568cm" svg:height="0.712cm" svg:x="9.316cm" svg:y="5.1cm">
            <draw:text-box>
              <text:p><text:span text:style-name="T15">Possi</text:span><text:span text:style-name="T15">bilisti</text:span><text:span text:style-name="T15">c</text:span></text:p>
            </draw:text-box>
          </draw:frame>
          <draw:frame draw:style-name="gr36" draw:text-style-name="P21" draw:layer="layout" svg:width="2.695cm" svg:height="0.712cm" svg:x="9.253cm" svg:y="4.288cm">
            <draw:text-box>
              <text:p><text:span text:style-name="T15">Proba</text:span><text:span text:style-name="T15">bilisti</text:span><text:span text:style-name="T15">c</text:span></text:p>
            </draw:text-box>
          </draw:frame>
          <draw:g>
            <draw:custom-shape draw:style-name="gr37" draw:text-style-name="P22" draw:layer="layout" svg:width="0.8cm" svg:height="1.926cm" svg:x="10.2cm" svg:y="8.9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23" draw:layer="layout" svg:width="1.5cm" svg:height="0.674cm" svg:x="9.85cm" svg:y="10.826cm">
              <text:p/>
              <draw:enhanced-geometry svg:viewBox="0 0 21600 21600" draw:text-areas="?f0 0 ?f2 ?f5" draw:type="down-arrow" draw:modifiers="4714.40798858773 5036.64223850766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frame draw:style-name="gr9" draw:text-style-name="P24" draw:layer="layout" svg:width="7.9cm" svg:height="1.233cm" svg:x="6.5cm" svg:y="2.467cm">
            <draw:text-box>
              <text:p><text:span text:style-name="T16">Se</text:span><text:span text:style-name="T16">ar</text:span><text:span text:style-name="T16">ch </text:span><text:span text:style-name="T16"><text:tab/></text:span><text:span text:style-name="T17">|</text:span><text:span text:style-name="T17"><text:tab/></text:span><text:span text:style-name="T16"> </text:span><text:span text:style-name="T16">Pl</text:span><text:span text:style-name="T16">an</text:span></text:p>
            </draw:text-box>
          </draw:frame>
        </draw:g>
        <draw:g>
          <draw:custom-shape draw:style-name="gr39" draw:text-style-name="P2" draw:layer="layout" svg:width="0.4cm" svg:height="1.066cm" svg:x="7.8cm" svg:y="1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line draw:style-name="gr4" draw:text-style-name="P1" draw:layer="layout" svg:x1="7.52cm" svg:y1="18.949cm" svg:x2="7.035cm" svg:y2="19.263cm">
              <text:p/>
            </draw:line>
            <draw:line draw:style-name="gr4" draw:text-style-name="P1" draw:layer="layout" svg:x1="7.035cm" svg:y1="19.263cm" svg:x2="6.55cm" svg:y2="19.577cm">
              <text:p/>
            </draw:line>
            <draw:line draw:style-name="gr4" draw:text-style-name="P1" draw:layer="layout" svg:x1="6.55cm" svg:y1="19.577cm" svg:x2="6.065cm" svg:y2="19.891cm">
              <text:p/>
            </draw:line>
          </draw:g>
          <draw:g>
            <draw:line draw:style-name="gr5" draw:text-style-name="P4" draw:layer="layout" svg:x1="7.419cm" svg:y1="18.725cm" svg:x2="6.862cm" svg:y2="18.725cm">
              <text:p/>
            </draw:line>
            <draw:line draw:style-name="gr5" draw:text-style-name="P4" draw:layer="layout" svg:x1="6.867cm" svg:y1="18.725cm" svg:x2="6.31cm" svg:y2="18.725cm">
              <text:p/>
            </draw:line>
            <draw:line draw:style-name="gr5" draw:text-style-name="P4" draw:layer="layout" svg:x1="6.316cm" svg:y1="18.725cm" svg:x2="5.759cm" svg:y2="18.725cm">
              <text:p/>
            </draw:line>
            <draw:line draw:style-name="gr5" draw:text-style-name="P4" draw:layer="layout" svg:x1="5.765cm" svg:y1="18.725cm" svg:x2="5.208cm" svg:y2="18.725cm">
              <text:p/>
            </draw:line>
          </draw:g>
          <draw:g>
            <draw:line draw:style-name="gr6" draw:text-style-name="P5" draw:layer="layout" svg:x1="8.483cm" svg:y1="18.725cm" svg:x2="9.04cm" svg:y2="18.725cm">
              <text:p/>
            </draw:line>
            <draw:line draw:style-name="gr6" draw:text-style-name="P5" draw:layer="layout" svg:x1="9.034cm" svg:y1="18.725cm" svg:x2="9.591cm" svg:y2="18.725cm">
              <text:p/>
            </draw:line>
            <draw:line draw:style-name="gr6" draw:text-style-name="P5" draw:layer="layout" svg:x1="9.586cm" svg:y1="18.725cm" svg:x2="10.143cm" svg:y2="18.725cm">
              <text:p/>
            </draw:line>
            <draw:line draw:style-name="gr6" draw:text-style-name="P5" draw:layer="layout" svg:x1="10.137cm" svg:y1="18.725cm" svg:x2="10.694cm" svg:y2="18.725cm">
              <text:p/>
            </draw:line>
          </draw:g>
          <draw:g>
            <draw:line draw:style-name="gr7" draw:text-style-name="P3" draw:layer="layout" svg:x1="7.52cm" svg:y1="18.422cm" svg:x2="7.035cm" svg:y2="18.108cm">
              <text:p/>
            </draw:line>
            <draw:line draw:style-name="gr7" draw:text-style-name="P3" draw:layer="layout" svg:x1="7.035cm" svg:y1="18.108cm" svg:x2="6.55cm" svg:y2="17.794cm">
              <text:p/>
            </draw:line>
            <draw:line draw:style-name="gr7" draw:text-style-name="P3" draw:layer="layout" svg:x1="6.55cm" svg:y1="17.794cm" svg:x2="6.065cm" svg:y2="17.48cm">
              <text:p/>
            </draw:line>
          </draw:g>
          <draw:g>
            <draw:line draw:style-name="gr8" draw:text-style-name="P5" draw:layer="layout" svg:x1="8.4cm" svg:y1="18.949cm" svg:x2="8.885cm" svg:y2="19.263cm">
              <text:p/>
            </draw:line>
            <draw:line draw:style-name="gr8" draw:text-style-name="P5" draw:layer="layout" svg:x1="8.885cm" svg:y1="19.263cm" svg:x2="9.37cm" svg:y2="19.577cm">
              <text:p/>
            </draw:line>
            <draw:line draw:style-name="gr8" draw:text-style-name="P5" draw:layer="layout" svg:x1="9.37cm" svg:y1="19.577cm" svg:x2="9.855cm" svg:y2="19.891cm">
              <text:p/>
            </draw:line>
          </draw:g>
          <draw:custom-shape draw:style-name="gr40" draw:text-style-name="P25" draw:layer="layout" svg:width="1.115cm" svg:height="1.115cm" svg:x="7.419cm" svg:y="18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" draw:text-style-name="P1" draw:layer="layout" svg:x1="8.4cm" svg:y1="18.422cm" svg:x2="8.885cm" svg:y2="18.108cm">
              <text:p/>
            </draw:line>
            <draw:line draw:style-name="gr1" draw:text-style-name="P1" draw:layer="layout" svg:x1="8.709cm" svg:y1="18.222cm" svg:x2="9.37cm" svg:y2="17.794cm">
              <text:p/>
            </draw:line>
            <draw:line draw:style-name="gr1" draw:text-style-name="P1" draw:layer="layout" svg:x1="9.147cm" svg:y1="17.938cm" svg:x2="9.855cm" svg:y2="17.4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" svg:viewBox="0 0 10 10" svg:d="M0 0h10v10h-10z"/>
    <draw:marker draw:name="Square_20_unfilled" draw:display-name="Square unfilled" svg:viewBox="0 0 300 300" svg:d="M0 0h300v300h-300zM20 20h260v260h-26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10:14:20.692423819</meta:creation-date>
    <dc:date>2017-05-10T12:53:54.216822662</dc:date>
    <meta:editing-duration>PT40M59S</meta:editing-duration>
    <meta:editing-cycles>19</meta:editing-cycles>
    <meta:generator>LibreOffice/5.3.3.2$Linux_X86_64 LibreOffice_project/30m0$Build-2</meta:generator>
    <meta:document-statistic meta:object-count="93"/>
  </office:meta>
</office:document-meta>
</file>